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0037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string" calcext:value-type="string">
            <text:p>27/02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8/02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8/02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1/03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09:51:10.650554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01T10:32:36.932039786</dc:date>
    <meta:editing-duration>PT1H9M10S</meta:editing-duration>
    <meta:editing-cycles>21</meta:editing-cycles>
    <meta:generator>LibreOffice/5.3.0.3$Linux_X86_64 LibreOffice_project/30m0$Build-3</meta:generator>
    <meta:document-statistic meta:table-count="1" meta:cell-count="61" meta:object-count="0"/>
  </office:meta>
</office:document-meta>
</file>